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Times-Roman" svg:font-family="Times-Roman, 'Times New Roman'"/>
    <style:font-face style:name="sans-serif" svg:font-family="sans-serif"/>
    <style:font-face style:name="Cascadia Code" svg:font-family="'Cascadia Code'" style:font-family-generic="modern" style:font-pitch="fixed"/>
    <style:font-face style:name="Lohit Hindi" svg:font-family="'Lohit Hindi', 'MS Gothic'" style:font-pitch="variable"/>
    <style:font-face style:name="WenQuanYi Micro Hei" svg:font-family="'WenQuanYi Micro Hei'"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1" style:family="table">
      <style:table-properties style:width="455.65pt" fo:margin-left="-1.55pt" table:align="left" style:writing-mode="lr-tb"/>
    </style:style>
    <style:style style:name="Tabla1.A" style:family="table-column">
      <style:table-column-properties style:column-width="455.65pt"/>
    </style:style>
    <style:style style:name="Tabla1.1" style:family="table-row">
      <style:table-row-properties fo:keep-together="auto"/>
    </style:style>
    <style:style style:name="Tabla1.A1" style:family="table-cell">
      <style:table-cell-properties style:vertical-align="top" fo:padding="2.75pt" fo:border="0.05pt solid #000000" style:writing-mode="lr-tb"/>
    </style:style>
    <style:style style:name="P1" style:family="paragraph" style:parent-style-name="Header">
      <style:paragraph-properties fo:margin-left="7.09pt" fo:margin-right="-28.74pt" fo:text-indent="0pt" style:auto-text-indent="false">
        <style:tab-stops/>
      </style:paragraph-properties>
      <style:text-properties fo:language="none" fo:country="none" style:language-asian="none" style:country-asian="none"/>
    </style:style>
    <style:style style:name="P2" style:family="paragraph" style:parent-style-name="Standard">
      <style:paragraph-properties fo:text-align="end" style:justify-single-word="false">
        <style:tab-stops>
          <style:tab-stop style:position="42.55pt"/>
        </style:tab-stops>
      </style:paragraph-properties>
      <style:text-properties fo:font-size="10pt" fo:language="none" fo:country="none" style:font-size-asian="10pt" style:language-asian="none" style:country-asian="none"/>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fo:font-weight="bold" style:font-size-asian="11pt" style:font-weight-asian="bold" style:font-size-complex="11pt" style:font-weight-complex="bold"/>
    </style:style>
    <style:style style:name="P5"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6" style:family="paragraph" style:parent-style-name="Standard">
      <style:text-properties fo:font-size="11pt" fo:font-style="normal" fo:font-weight="bold" style:font-size-asian="11pt" style:font-style-asian="normal" style:font-weight-asian="bold" style:font-size-complex="11pt" style:font-style-complex="normal" style:font-weight-complex="bold"/>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style:font-name="Calibri" fo:font-size="11pt" style:font-size-asian="11pt" style:font-name-complex="Calibri" style:font-size-complex="11pt"/>
    </style:style>
    <style:style style:name="P9" style:family="paragraph" style:parent-style-name="Standard">
      <style:paragraph-properties fo:text-align="justify" style:justify-single-word="false"/>
      <style:text-properties style:font-name="Calibri" style:font-name-complex="Calibri"/>
    </style:style>
    <style:style style:name="P10" style:family="paragraph" style:parent-style-name="Standard">
      <style:text-properties style:font-name="Arial" fo:font-size="10pt" fo:font-weight="bold" style:font-size-asian="10pt" style:font-weight-asian="bold" style:font-size-complex="10pt" style:font-weight-complex="bold"/>
    </style:style>
    <style:style style:name="P11" style:family="paragraph" style:parent-style-name="Standard">
      <style:text-properties fo:color="#0000ff"/>
    </style:style>
    <style:style style:name="P12" style:family="paragraph" style:parent-style-name="Standard">
      <style:paragraph-properties fo:text-align="justify" style:justify-single-word="false"/>
      <style:text-properties fo:color="#0000ff" style:font-name="Arial" fo:font-size="10pt" fo:font-weight="normal" style:font-size-asian="10pt" style:font-weight-asian="normal" style:font-size-complex="10pt" style:font-weight-complex="normal"/>
    </style:style>
    <style:style style:name="P13" style:family="paragraph" style:parent-style-name="Standard">
      <style:text-properties fo:color="#0000ff" fo:font-size="11pt" style:font-size-asian="11pt" style:font-size-complex="11pt"/>
    </style:style>
    <style:style style:name="P14" style:family="paragraph" style:parent-style-name="Standard">
      <style:paragraph-properties fo:text-align="justify" style:justify-single-word="false"/>
      <style:text-properties fo:color="#0000ff" fo:font-size="10pt" fo:font-weight="bold" style:font-size-asian="10pt" style:font-weight-asian="bold" style:font-size-complex="10pt" style:font-weight-complex="bold"/>
    </style:style>
    <style:style style:name="P15" style:family="paragraph" style:parent-style-name="Standard">
      <style:text-properties fo:color="#0000ff" fo:font-size="10pt" style:font-size-asian="10pt" style:font-size-complex="10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style:font-name="Cascadia Code" fo:font-size="15pt" fo:text-shadow="1pt 1pt" fo:font-weight="bold" fo:background-color="#ffff00" style:font-size-asian="15pt" style:font-weight-asian="bold" style:font-size-complex="15pt" style:font-weight-complex="bold"/>
    </style:style>
    <style:style style:name="P18" style:family="paragraph" style:parent-style-name="Standard">
      <style:paragraph-properties fo:text-align="center" style:justify-single-word="false"/>
      <style:text-properties style:font-name="Cascadia Code" fo:font-size="15pt" fo:text-shadow="1pt 1pt" fo:font-weight="bold" fo:background-color="#ffff00" style:font-size-asian="15pt" style:font-weight-asian="bold" style:font-size-complex="15pt"/>
    </style:style>
    <style:style style:name="P19" style:family="paragraph" style:parent-style-name="Table_20_Contents">
      <style:paragraph-properties fo:text-align="justify" style:justify-single-word="false"/>
    </style:style>
    <style:style style:name="P20" style:family="paragraph" style:parent-style-name="Table_20_Contents">
      <style:paragraph-properties fo:text-align="justify" style:justify-single-word="false"/>
      <style:text-properties fo:font-size="11pt" fo:font-style="normal" fo:font-weight="bold" style:font-size-asian="11pt" style:font-style-asian="normal" style:font-weight-asian="bold" style:font-size-complex="11pt" style:font-style-complex="normal" style:font-weight-complex="bold"/>
    </style:style>
    <style:style style:name="P21" style:family="paragraph" style:parent-style-name="Standard">
      <style:text-properties fo:font-size="11pt" fo:font-weight="bold" style:font-size-asian="11pt" style:font-weight-asian="bold" style:font-size-complex="11pt" style:font-weight-complex="bold"/>
    </style:style>
    <style:style style:name="P22" style:family="paragraph" style:parent-style-name="Standard">
      <style:text-properties fo:font-size="11pt" fo:font-weight="bold" officeooo:rsid="0026bf00" officeooo:paragraph-rsid="0026bf00" style:font-size-asian="11pt" style:font-weight-asian="bold" style:font-size-complex="11pt" style:font-weight-complex="bold"/>
    </style:style>
    <style:style style:name="P23" style:family="paragraph" style:parent-style-name="Standard">
      <style:text-properties fo:font-size="11pt" fo:font-weight="bold" officeooo:rsid="002c3ae9" officeooo:paragraph-rsid="002c3ae9" style:font-size-asian="11pt" style:font-weight-asian="bold" style:font-size-complex="11pt" style:font-weight-complex="bold"/>
    </style:style>
    <style:style style:name="P24" style:family="paragraph" style:parent-style-name="Standard">
      <style:text-properties fo:font-size="11pt" fo:font-style="normal" fo:font-weight="bold" style:font-size-asian="11pt" style:font-style-asian="normal" style:font-weight-asian="bold" style:font-size-complex="11pt" style:font-style-complex="normal" style:font-weight-complex="bold"/>
    </style:style>
    <style:style style:name="P25" style:family="paragraph" style:parent-style-name="Standard">
      <style:text-properties fo:font-size="11pt" fo:font-style="normal" fo:font-weight="bold" officeooo:rsid="001df693" officeooo:paragraph-rsid="001df693" style:font-size-asian="11pt" style:font-style-asian="normal" style:font-weight-asian="bold" style:font-size-complex="11pt" style:font-style-complex="normal" style:font-weight-complex="bold"/>
    </style:style>
    <style:style style:name="P26" style:family="paragraph" style:parent-style-name="Standard">
      <style:text-properties fo:font-size="11pt" fo:font-style="normal" fo:font-weight="normal" style:font-size-asian="11pt" style:font-style-asian="normal" style:font-weight-asian="normal" style:font-size-complex="11pt" style:font-style-complex="normal" style:font-weight-complex="normal"/>
    </style:style>
    <style:style style:name="P27" style:family="paragraph" style:parent-style-name="Standard">
      <style:text-properties fo:color="#0000ff" fo:font-size="11pt" fo:font-style="normal" fo:font-weight="bold" officeooo:rsid="001df693" officeooo:paragraph-rsid="001df693" style:font-size-asian="11pt" style:font-style-asian="normal" style:font-weight-asian="bold" style:font-size-complex="11pt" style:font-style-complex="normal" style:font-weight-complex="bold"/>
    </style:style>
    <style:style style:name="P28" style:family="paragraph" style:parent-style-name="Standard">
      <style:text-properties fo:color="#0000ff" fo:font-size="11pt" fo:font-style="normal" fo:font-weight="normal" style:font-size-asian="11pt" style:font-style-asian="normal" style:font-weight-asian="normal" style:font-size-complex="11pt" style:font-style-complex="normal" style:font-weight-complex="normal"/>
    </style:style>
    <style:style style:name="P29" style:family="paragraph" style:parent-style-name="Standard">
      <style:text-properties fo:color="#0000ff" fo:font-size="11pt" fo:font-weight="normal" style:font-size-asian="11pt" style:font-weight-asian="normal" style:font-size-complex="11pt" style:font-weight-complex="normal"/>
    </style:style>
    <style:style style:name="P30" style:family="paragraph" style:parent-style-name="Standard">
      <style:text-properties fo:color="#0000ff" fo:font-size="11pt" fo:font-weight="normal" officeooo:rsid="0023fa12" officeooo:paragraph-rsid="0023fa12" style:font-size-asian="11pt" style:font-weight-asian="normal" style:font-size-complex="11pt" style:font-weight-complex="normal"/>
    </style:style>
    <style:style style:name="P31" style:family="paragraph" style:parent-style-name="Standard">
      <style:text-properties fo:color="#0000ff" fo:font-size="11pt" fo:font-weight="normal" officeooo:rsid="002c3ae9" officeooo:paragraph-rsid="002c3ae9" style:font-size-asian="11pt" style:font-weight-asian="normal" style:font-size-complex="11pt" style:font-weight-complex="normal"/>
    </style:style>
    <style:style style:name="P32" style:family="paragraph" style:parent-style-name="Standard">
      <style:text-properties fo:color="#0000ff" fo:font-size="11pt" fo:font-weight="bold" officeooo:rsid="0026bf00" officeooo:paragraph-rsid="0026bf00" style:font-size-asian="11pt" style:font-weight-asian="bold" style:font-size-complex="11pt" style:font-weight-complex="bold"/>
    </style:style>
    <style:style style:name="P33" style:family="paragraph" style:parent-style-name="Standard">
      <style:text-properties fo:color="#0000ff" fo:font-size="10.5pt" style:font-size-asian="10.5pt" style:font-size-complex="10.5pt"/>
    </style:style>
    <style:style style:name="P34" style:family="paragraph" style:parent-style-name="Standard">
      <style:paragraph-properties fo:text-align="justify" style:justify-single-word="false"/>
      <style:text-properties fo:color="#0000ff" fo:font-size="10.5pt" fo:font-weight="normal" style:font-size-asian="10.5pt" style:font-weight-asian="normal" style:font-size-complex="10.5pt" style:font-weight-complex="normal"/>
    </style:style>
    <style:style style:name="P35" style:family="paragraph" style:parent-style-name="Standard">
      <style:text-properties fo:color="#0000ff" fo:font-size="10.5pt" fo:font-style="normal" fo:font-weight="bold" style:font-size-asian="10.5pt" style:font-style-asian="normal" style:font-weight-asian="bold" style:font-size-complex="10.5pt" style:font-style-complex="normal" style:font-weight-complex="bold"/>
    </style:style>
    <style:style style:name="P36" style:family="paragraph" style:parent-style-name="Standard">
      <style:text-properties fo:color="#0000ff" style:font-name="Arial" fo:font-size="10.5pt" fo:font-weight="normal" style:font-size-asian="10.5pt" style:font-weight-asian="normal" style:font-size-complex="10.5pt" style:font-weight-complex="normal"/>
    </style:style>
    <style:style style:name="P37" style:family="paragraph" style:parent-style-name="Standard">
      <style:paragraph-properties fo:text-align="justify" style:justify-single-word="false"/>
      <style:text-properties fo:color="#0000ff" style:font-name="Arial" fo:font-size="10.5pt" fo:font-weight="normal" style:font-size-asian="10.5pt" style:font-weight-asian="normal" style:font-size-complex="10.5pt" style:font-weight-complex="normal"/>
    </style:style>
    <style:style style:name="P38" style:family="paragraph" style:parent-style-name="Standard">
      <style:text-properties fo:color="#0000ff" style:font-name="Arial" fo:font-size="10.5pt" fo:font-weight="normal" officeooo:rsid="002b4b0f" officeooo:paragraph-rsid="002b4b0f" style:font-size-asian="10.5pt" style:font-weight-asian="normal" style:font-size-complex="10.5pt" style:font-weight-complex="normal"/>
    </style:style>
    <style:style style:name="P39" style:family="paragraph" style:parent-style-name="Standard">
      <style:text-properties fo:color="#0000ff" style:font-name="Arial" fo:font-size="10.5pt" fo:font-style="normal" fo:font-weight="normal" style:font-size-asian="10.5pt" style:font-style-asian="normal" style:font-weight-asian="normal" style:font-size-complex="10.5pt" style:font-style-complex="normal" style:font-weight-complex="normal"/>
    </style:style>
    <style:style style:name="P40" style:family="paragraph" style:parent-style-name="Standard">
      <style:text-properties fo:font-size="10.5pt" fo:font-weight="bold" style:font-size-asian="10.5pt" style:font-weight-asian="bold" style:font-size-complex="10.5pt" style:font-weight-complex="bold"/>
    </style:style>
    <style:style style:name="P41" style:family="paragraph" style:parent-style-name="Standard">
      <style:text-properties fo:font-size="10.5pt" fo:font-style="normal" fo:font-weight="bold" style:font-size-asian="10.5pt" style:font-style-asian="normal" style:font-weight-asian="bold" style:font-size-complex="10.5pt" style:font-style-complex="normal" style:font-weight-complex="bold"/>
    </style:style>
    <style:style style:name="P42" style:family="paragraph" style:parent-style-name="Standard" style:master-page-name="Standard">
      <style:paragraph-properties style:page-number="auto"/>
    </style:style>
    <style:style style:name="P43" style:family="paragraph" style:parent-style-name="Standard">
      <style:paragraph-properties fo:text-align="justify" style:justify-single-word="false" fo:break-before="page"/>
    </style:style>
    <style:style style:name="P44" style:family="paragraph" style:parent-style-name="Table_20_Contents">
      <style:paragraph-properties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45" style:family="paragraph" style:parent-style-name="Table_20_Contents">
      <style:paragraph-properties fo:text-align="start" style:justify-single-word="false"/>
      <style:text-properties fo:color="#0000ff" officeooo:paragraph-rsid="0030d047"/>
    </style:style>
    <style:style style:name="P46" style:family="paragraph" style:parent-style-name="Table_20_Contents">
      <style:paragraph-properties fo:text-align="start" style:justify-single-word="false"/>
      <style:text-properties fo:color="#0000ff" officeooo:rsid="0030d047" officeooo:paragraph-rsid="0030d047"/>
    </style:style>
    <style:style style:name="P47" style:family="paragraph" style:parent-style-name="Table_20_Contents">
      <style:paragraph-properties fo:text-align="start" style:justify-single-word="false"/>
      <style:text-properties fo:color="#0000ff" fo:font-size="10.5pt" style:font-size-asian="10.5pt" style:font-size-complex="10.5pt"/>
    </style:style>
    <style:style style:name="P48" style:family="paragraph" style:parent-style-name="Table_20_Contents">
      <style:paragraph-properties fo:text-align="start" style:justify-single-word="false"/>
      <style:text-properties fo:color="#0000ff" fo:font-size="10.5pt" officeooo:paragraph-rsid="0030d047" style:font-size-asian="10.5pt" style:font-size-complex="10.5pt"/>
    </style:style>
    <style:style style:name="T1" style:family="text">
      <style:text-properties fo:font-size="11pt" fo:font-weight="bold" style:font-size-asian="11pt" style:font-weight-asian="bold" style:font-size-complex="11pt" style:font-weight-complex="bold"/>
    </style:style>
    <style:style style:name="T2" style:family="text">
      <style:text-properties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size="11pt" fo:font-style="normal" fo:font-weight="bold" style:font-size-asian="11pt" style:font-style-asian="normal" style:font-weight-asian="bold" style:font-size-complex="11pt" style:font-style-complex="normal" style:font-weight-complex="bold"/>
    </style:style>
    <style:style style:name="T4" style:family="text">
      <style:text-properties fo:font-weight="bold" style:font-weight-asian="bold" style:font-weight-complex="bold"/>
    </style:style>
    <style:style style:name="T5" style:family="text">
      <style:text-properties fo:font-weight="bold" officeooo:rsid="001b1389" style:font-weight-asian="bold" style:font-weight-complex="bold"/>
    </style:style>
    <style:style style:name="T6" style:family="text">
      <style:text-properties fo:font-weight="bold" officeooo:rsid="001c575d" style:font-weight-asian="bold" style:font-weight-complex="bold"/>
    </style:style>
    <style:style style:name="T7" style:family="text">
      <style:text-properties fo:font-weight="bold" officeooo:rsid="00249208" style:font-weight-asian="bold" style:font-weight-complex="bold"/>
    </style:style>
    <style:style style:name="T8" style:family="text">
      <style:text-properties fo:font-weight="bold" officeooo:rsid="0030d047" style:font-weight-asian="bold" style:font-weight-complex="bold"/>
    </style:style>
    <style:style style:name="T9" style:family="text">
      <style:text-properties fo:font-weight="bold" fo:background-color="#ffff99" loext:char-shading-value="0"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1eb345"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1eb345" style:font-style-asian="italic" style:font-weight-asian="bold" style:font-style-complex="italic" style:font-weight-complex="bold"/>
    </style:style>
    <style:style style:name="T15" style:family="text">
      <style:text-properties fo:font-style="italic" fo:font-weight="bold" fo:background-color="#ccffff" loext:char-shading-value="0" style:font-style-asian="italic" style:font-weight-asian="bold" style:font-style-complex="italic" style:font-weight-complex="bold"/>
    </style:style>
    <style:style style:name="T16" style:family="text">
      <style:text-properties fo:font-style="italic" fo:background-color="#ccffff" loext:char-shading-value="0" style:font-style-asian="italic" style:font-style-complex="italic"/>
    </style:style>
    <style:style style:name="T1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8" style:family="text">
      <style:text-properties fo:font-style="normal" style:font-style-asian="normal" style:font-style-complex="normal"/>
    </style:style>
    <style:style style:name="T19" style:family="text">
      <style:text-properties fo:font-style="normal" officeooo:rsid="0028a8c6" style:font-style-asian="normal" style:font-style-complex="normal"/>
    </style:style>
    <style:style style:name="T20" style:family="text">
      <style:text-properties style:use-window-font-color="true" fo:font-size="11pt" fo:language="ca" fo:country="ES" fo:font-weight="bold" style:font-name-asian="Times New Roman" style:font-size-asian="11pt" style:language-asian="zh" style:country-asian="CN" style:font-weight-asian="bold" style:font-name-complex="Arial" style:font-size-complex="11pt" style:language-complex="ar" style:country-complex="SA" style:font-weight-complex="bold"/>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bold" fo:background-color="#cfe7f5" loext:char-shading-value="0" style:font-weight-asian="bold" style:font-weight-complex="bold"/>
    </style:style>
    <style:style style:name="T23" style:family="text">
      <style:text-properties fo:color="#0000ff"/>
    </style:style>
    <style:style style:name="T24" style:family="text">
      <style:text-properties fo:color="#0000ff" officeooo:rsid="001b1389"/>
    </style:style>
    <style:style style:name="T25" style:family="text">
      <style:text-properties fo:color="#0000ff" fo:font-style="normal" style:font-style-asian="normal" style:font-style-complex="normal"/>
    </style:style>
    <style:style style:name="T26" style:family="text">
      <style:text-properties fo:color="#0000ff" fo:font-style="normal" officeooo:rsid="0028a8c6" style:font-style-asian="normal" style:font-style-complex="normal"/>
    </style:style>
    <style:style style:name="T27" style:family="text">
      <style:text-properties fo:color="#0000ff" fo:font-weight="normal" officeooo:rsid="0030d047" style:font-weight-asian="normal" style:font-weight-complex="normal"/>
    </style:style>
    <style:style style:name="T28" style:family="text">
      <style:text-properties fo:color="#0000ff" style:font-name="sans-serif" fo:font-size="9pt" fo:font-weight="normal" style:font-weight-asian="normal" style:font-weight-complex="normal"/>
    </style:style>
    <style:style style:name="T29" style:family="text">
      <style:text-properties fo:color="#0000ff" style:font-name="sans-serif" fo:font-size="9pt" fo:font-weight="normal" officeooo:rsid="0030d047" style:font-weight-asian="normal" style:font-weight-complex="normal"/>
    </style:style>
    <style:style style:name="T30" style:family="text">
      <style:text-properties fo:color="#0000ff" style:font-name="sans-serif" fo:font-weight="normal" style:font-weight-asian="normal" style:font-weight-complex="normal"/>
    </style:style>
    <style:style style:name="T31" style:family="text">
      <style:text-properties fo:color="#0000ff" style:font-name="sans-serif" fo:font-weight="normal" officeooo:rsid="0030d047" style:font-weight-asian="normal" style:font-weight-complex="normal"/>
    </style:style>
    <style:style style:name="T32" style:family="text">
      <style:text-properties fo:background-color="#ccffff" loext:char-shading-value="0"/>
    </style:style>
    <style:style style:name="T33" style:family="text">
      <style:text-properties officeooo:rsid="001b1389"/>
    </style:style>
    <style:style style:name="T34" style:family="text">
      <style:text-properties fo:font-size="10.5pt" style:font-size-asian="10.5pt" style:font-size-complex="10.5pt"/>
    </style:style>
    <style:style style:name="T35" style:family="text">
      <style:text-properties fo:font-size="10.5pt" officeooo:rsid="00207ae6" style:font-size-asian="10.5pt" style:font-size-complex="10.5pt"/>
    </style:style>
    <style:style style:name="T36" style:family="text">
      <style:text-properties fo:font-size="10.5pt" officeooo:rsid="0029a560" style:font-size-asian="10.5pt" style:font-size-complex="10.5pt"/>
    </style:style>
    <style:style style:name="T37" style:family="text">
      <style:text-properties fo:font-size="10.5pt" officeooo:rsid="002a3bb4" style:font-size-asian="10.5pt" style:font-size-complex="10.5pt"/>
    </style:style>
    <style:style style:name="T38" style:family="text">
      <style:text-properties fo:font-size="10.5pt" style:text-underline-style="solid" style:text-underline-width="auto" style:text-underline-color="font-color" fo:font-weight="bold" fo:background-color="#cfe7f5" loext:char-shading-value="0" style:font-size-asian="10.5pt" style:font-weight-asian="bold" style:font-size-complex="10.5pt" style:font-weight-complex="bold"/>
    </style:style>
    <style:style style:name="T39" style:family="text">
      <style:text-properties fo:font-size="10.5pt" fo:background-color="#cfe7f5" loext:char-shading-value="0" style:font-size-asian="10.5pt" style:font-size-complex="10.5pt"/>
    </style:style>
    <style:style style:name="T40" style:family="text">
      <style:text-properties officeooo:rsid="001eb345"/>
    </style:style>
    <style:style style:name="T41" style:family="text">
      <style:text-properties officeooo:rsid="00207ae6"/>
    </style:style>
    <style:style style:name="T42" style:family="text">
      <style:text-properties officeooo:rsid="002120d0"/>
    </style:style>
    <style:style style:name="T43" style:family="text">
      <style:text-properties fo:font-weight="normal" officeooo:rsid="0030d047" style:font-weight-asian="normal" style:font-weight-complex="normal"/>
    </style:style>
    <style:style style:name="T44" style:family="text">
      <style:text-properties fo:color="#000000" fo:font-style="normal" style:font-style-asian="normal" style:font-style-complex="normal"/>
    </style:style>
    <style:style style:name="T45" style:family="text">
      <style:text-properties officeooo:rsid="0030d047"/>
    </style:style>
    <style:style style:name="T46" style:family="text">
      <style:text-properties style:font-name="sans-serif"/>
    </style:style>
    <style:style style:name="T47" style:family="text">
      <style:text-properties style:font-name="sans-serif" fo:font-size="11.25pt"/>
    </style:style>
    <style:style style:name="T48" style:family="text">
      <style:text-properties style:font-name="sans-serif" fo:font-size="11.25pt" officeooo:rsid="0030d047"/>
    </style:style>
    <style:style style:name="T49" style:family="text">
      <style:text-properties style:font-name="sans-serif" fo:font-size="11.25pt" fo:font-weight="bold" officeooo:rsid="0030d047" style:font-weight-asian="bold" style:font-weight-complex="bold"/>
    </style:style>
    <style:style style:name="T50" style:family="text">
      <style:text-properties style:font-name="sans-serif" fo:font-size="9pt"/>
    </style:style>
    <style:style style:name="T51" style:family="text">
      <style:text-properties style:font-name="sans-serif" fo:font-size="9pt" officeooo:rsid="0030d047"/>
    </style:style>
    <style:style style:name="T52" style:family="text">
      <style:text-properties style:font-name="sans-serif" fo:font-size="9pt" officeooo:rsid="003203aa"/>
    </style:style>
    <style:style style:name="T53" style:family="text">
      <style:text-properties style:font-name="sans-serif" officeooo:rsid="003203aa"/>
    </style:style>
    <style:style style:name="T54" style:family="text">
      <style:text-properties style:font-name="sans-serif" fo:font-weight="normal" style:font-weight-asian="normal" style:font-weight-complex="normal"/>
    </style:style>
    <style:style style:name="T55" style:family="text">
      <style:text-properties style:font-name="sans-serif" fo:font-weight="normal" officeooo:rsid="0030d047"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Standard"/>
      <text:p text:style-name="P17">Activitat T12</text:p>
      <text:p text:style-name="P18">Modificació, suspensió i extinció del contracte de treball</text:p>
      <text:p text:style-name="P16"/>
      <text:p text:style-name="P16"/>
      <text:p text:style-name="P4">1 Diferència entre els concepte de modificació, extinció i suspensió del contracte de treball.</text:p>
      <text:p text:style-name="P10"/>
      <text:p text:style-name="P36">La <text:span text:style-name="T17">modificació</text:span> es produeix quan l'empresari canvia alguna cosa del contracte de treball. La <text:span text:style-name="T17">suspensió</text:span> és quan el contracte de treball queda temporalment sense efectes, de tal manera que el treballador no va a treballar i l'empresari no li paga el salari, durant un temps previst en la normativa, què quan s'acaba aquest període el treballador s'he reincorpora al treball. Per últim<text:span text:style-name="T17"> l'extinció</text:span> es quan el contracte per algun motiu establert a les normes s'acaba. </text:p>
      <text:p text:style-name="P40"/>
      <text:p text:style-name="P4">2 Quin tipus de modificació del contracte ens poden fer quan treballem?. Explicales breument.</text:p>
      <text:p text:style-name="P4"/>
      <text:p text:style-name="P33"><text:span text:style-name="T9">Mobilitat funcional,</text:span> es produeix quan varien les funcions que, de manera habitual, porta <text:s/>a terme un treballador en una empresa ordenades de manera unilateral per l'empresari en virtut del seu poder de direcció i organització. Pot ser de dos tipus: horitzontal i vertical.</text:p>
      <text:p text:style-name="P33"/>
      <text:p text:style-name="P33"><text:span text:style-name="T9">Mobilitat geogràfica</text:span><text:span text:style-name="T4">, </text:span>es produeix quan hi ha un canvi de lloc de treball que comporta un canvi de residència per al treballador.</text:p>
      <text:p text:style-name="P33"/>
      <text:p text:style-name="P33"><text:span text:style-name="T9">Modificació substancial de les condicions de treball,</text:span> es produeixen quan hi ha motius econòmics, tècnics, organitzatius o de producció provats. </text:p>
      <text:p text:style-name="P33"/>
      <text:p text:style-name="P3"/>
      <text:p text:style-name="Standard"><text:span text:style-name="T1">3. Antonelo és un informàtic que treballa a l’empresa <text:s/>inforfàcil</text:span><text:span text:style-name="T2">, SL, </text:span><text:span text:style-name="T3">que treballa en la seu de Gandia.</text:span><text:span text:style-name="T2"> </text:span><text:span text:style-name="T3">El seu cap li ha dit que obriran una nova sucursal de l’empresa a Sòria i que ell serà traslladat allí per dirigir-la.</text:span></text:p>
      <text:p text:style-name="P6">Indica a Antonelo quines opcions té davant aquesta situació.</text:p>
      <text:p text:style-name="P6"/>
      <text:p text:style-name="P31">Mobilitat geogràfica.</text:p>
      <text:p text:style-name="P23"/>
      <text:p text:style-name="P34">Acceptar el trasllat, extingir dels seu contacte percebent una indemnització de vint dies de salari per any de servei i recórrer el trasllat en els tribunals.</text:p>
      <text:p text:style-name="P14"/>
      <text:p text:style-name="Standard"><text:span text:style-name="T3">4 Joaneta és una treballadora que porta 20 anys treballant en l’empresa</text:span><text:span text:style-name="T2"> InformTIC.</text:span></text:p>
      <text:p text:style-name="P6">L’empresa no passa per un bon moment econòmic i ha decidit fer una modificació substancial de les condicions de treball i baixar el salari als treballadors un 15 % per evitar acomiadaments. Joaneta ha decidit que amb aquestes noves condicions no seguirà en l’empresa i decideix extingir el seu contracte de treball.</text:p>
      <text:p text:style-name="P6">Calcula la indemnització que li correspon si el seu salari diari és de 45 €/dia.</text:p>
      <text:p text:style-name="P6"/>
      <text:p text:style-name="P6"><text:span text:style-name="T23">45 €/dia * 2</text:span><text:span text:style-name="T24">0 </text:span><text:span text:style-name="T23">dies d'indemnització * 20 anys antiguitat = <text:s/>18.000 </text:span><text:span text:style-name="T24">€</text:span></text:p>
      <text:p text:style-name="P26"><text:span text:style-name="T24"/></text:p>
      <text:p text:style-name="P28">- <text:span text:style-name="T33">Però el màxim és : <text:s/></text:span><text:span text:style-name="T5">12.375 </text:span><text:span text:style-name="T6">€ <text:s/></text:span><text:span text:style-name="T7">(45€/dia * 275 dies)</text:span></text:p>
      <text:p text:style-name="P6"/>
      <text:p text:style-name="P6"><text:soft-page-break/></text:p>
      <text:p text:style-name="P6"/>
      <text:p text:style-name="P6"/>
      <text:p text:style-name="P6">5 Què és la suspensió del contracte de treball i què efectes i conseqüències té pel treballador. En la suspensió del contracte de treball, el treballador depenent de la causa te dret a reserva del lloc de treball o ingrés preferent en l'empresa. Quina és la diferència entre aquestes dues maneres de reincorporar-se a l'empresa?, indica un exemple on es reserve el lloc de treball i altre d'ingrés preferent.</text:p>
      <text:p text:style-name="P6"/>
      <text:p text:style-name="P36"><text:span text:style-name="T18">És la </text:span>interrupció temporal de la prestació laboral sense quedar tallat <text:s/>el vincle contractual entre empresa i treballador. </text:p>
      <text:p text:style-name="P36"/>
      <text:p text:style-name="P38">El contracte de treball és podrà suspendre per causes com : la incapacitat temporal dels treballadors, la força major temporal, excedència forçosa, tancament legal de l ‘empresa, risc durant l’embaràs i risc durant la lactància natural d’un menor de nou mesos, etc....</text:p>
      <text:p text:style-name="P39"/>
      <text:p text:style-name="P36"><text:span text:style-name="T18">La suspensió del contracte de treball produïx, en general, efectes sobre: L'obligació de treballar i remunerar el treball. El dret al reingrés com a conseqüència de la reserva del lloc de treball , excepte per a l'excedència voluntària i la pervivència de la resta del contingut obligacional del contracte. </text:span></text:p>
      <text:p text:style-name="P41"/>
      <text:p text:style-name="P33">- El treballador te dret a reserva del lloc de treball.</text:p>
      <text:p text:style-name="P33"/>
      <text:p text:style-name="P15"><text:s/>- <text:s/><text:span text:style-name="T36">La reserva del lloc de treball </text:span><text:span text:style-name="T37">vol dir què se reincorpora al mateix lloc de treball que ocupava <text:s text:c="4"/>abans de la suspensió i en l’ingrés preferent en l’empresa , quan acabi la suspensió torna al lloc de treball que estigui vacant.</text:span></text:p>
      <text:p text:style-name="P35"/>
      <text:p text:style-name="P6"/>
      <text:p text:style-name="P6"/>
      <text:p text:style-name="P5">6 Una treballadora es acomiadada per insultar a una companya i amenaçar-la. Vol saber si li correspon cobrar alguna cosa per què l'empresari li ha dit què no li pagarà cap quantitat. En cas que li correspongui cobrar la quitança, <text:s/>calcula-li tenint en compte les següents dades: Es acomiadada el 14 d'abril de 2022, salari de 1000 €/mes, dues pagues extres semestrals de 1000 € cadascuna a pagar al nadal i al juny. No ha gaudit de cap dia de vacances.</text:p>
      <text:p text:style-name="P5">Indica el tipus d’acomiadament, si ha de cobrar indemnització i si cobra liquidació la quantitat que li correspon.</text:p>
      <text:p text:style-name="P20"/>
      <text:p text:style-name="P44"><text:span text:style-name="T23">Acomiadament disciplinari</text:span> . <text:span text:style-name="T23">No hi ha cap indemnització.</text:span></text:p>
      <text:p text:style-name="P25"/>
      <text:p text:style-name="P27">x = <text:s/>1000 * 104 / 181 = 574,58 </text:p>
      <text:p text:style-name="P27"/>
      <text:p text:style-name="P27">x = 1000 * <text:span text:style-name="T42">104</text:span> <text:s/>/365 = <text:span text:style-name="T42">284,93 </text:span></text:p>
      <text:p text:style-name="P4"/>
      <text:p text:style-name="P4"/>
      <text:p text:style-name="P4">7. Què diferència hi ha entre un trasllat individual i un trasllat col·lectiu?</text:p>
      <text:p text:style-name="P5"/>
      <text:p text:style-name="P34"><text:span text:style-name="T15">Individual:</text:span><text:span text:style-name="T16"> </text:span><text:span text:style-name="T32">l</text:span>'empresari notificarà amb 30 dies d'antelació al treballador i als representats dels treballadors.</text:p>
      <text:p text:style-name="P34"/>
      <text:p text:style-name="P34"><text:span text:style-name="T15">Col·lectiu:</text:span> l'empresari obre un per<text:span text:style-name="T42">í</text:span>ode de consultes amb els representats. Dels treballadors de 15 die<text:span text:style-name="T42">s</text:span> com a màxim. L'empresari notificarà la seva decisió als treballadors . L'ordre de trasllat serà efectiva en el termini de 30 dies des de la seva notificació al Treballador.</text:p>
      <text:p text:style-name="P40"><text:soft-page-break/></text:p>
      <text:p text:style-name="P4"/>
      <text:p text:style-name="P4">8. Què diferència hi ha entre un trasllat i un desplaçament?</text:p>
      <text:p text:style-name="P4"/>
      <text:p text:style-name="P34">El desplaçament es inferior a <text:span text:style-name="T10">12</text:span> mesos en un per<text:span text:style-name="T42">ío</text:span>de de <text:span text:style-name="T10">3 a</text:span>nys y el trasllat es el canvi definitiu de residència del treballador o si el desplaçament excedeix de <text:span text:style-name="T10">12 </text:span>mesos en un per<text:span text:style-name="T42">í</text:span>ode de<text:span text:style-name="T10"> 3</text:span> anys .</text:p>
      <text:p text:style-name="P40"/>
      <text:p text:style-name="P4"/>
      <text:p text:style-name="P4">9. Una treballadora ha sigut acomiadada per la seua empresa per disminució voluntària i reiterada del seu rendiment en el treball. La treballadora creu que realment l’han acomiadada per què està embarassada ja que ella fa el mateix volum de feina que venia fent en el últims mesos. L’ha treballadora recorre als tribunals.</text:p>
      <text:p text:style-name="P4">Com qualificaran aquest acomiadament?, que implica la qualificació per la treballadora?</text:p>
      <text:p text:style-name="P29"/>
      <text:p text:style-name="P30">Acomiadament Nul , ja que fonamenta una discriminació per estar embarassada.</text:p>
      <text:p text:style-name="P29"/>
      <text:p text:style-name="P30">La readmissió immediata del treballador, amb l’abonament dels salaris deixats de percebre, i si hagués rebut una indemnització en el moment de l’acomiadament , també l’haurà de <text:s/>retornar. </text:p>
      <text:p text:style-name="P4"/>
      <text:p text:style-name="P4"/>
      <text:p text:style-name="Standard"><text:span text:style-name="T1">10. Un treballador ha sigut acomiadat de manera disciplinaria ha recorregut la decisió de l’empresa als tribunals per què creu que és improcedent ja que no ha comés cap falta molt greu. Calcula la indemnització que li correspon i </text:span><text:span text:style-name="T20">la liquidació</text:span><text:span text:style-name="T1"> tenint en compte les dades següents.</text:span></text:p>
      <text:p text:style-name="P4">-Porta treballant des de 2013.</text:p>
      <text:p text:style-name="P4">-El salari mensual és de 1500 € i el salari diari de 50 €.</text:p>
      <text:p text:style-name="P4">- Té dret a dues pagues extraordinàries, que cobra al nadal i al juny.</text:p>
      <text:p text:style-name="P4">La data del acomiadament es fa efectiva el 15 de maig de 2022.</text:p>
      <text:p text:style-name="P4"/>
      <text:p text:style-name="P32">Indemnització <text:s/>: <text:s/>50€/dia * <text:s/>20 dies indemnització * 9 <text:span text:style-name="T18">anys antiguitat <text:s/>= <text:s/>9000 €</text:span></text:p>
      <text:p text:style-name="P22"><text:span text:style-name="T44"/></text:p>
      <text:p text:style-name="P22"><text:span text:style-name="T25">Liquidació <text:s/>:</text:span><text:span text:style-name="T44"> <text:s text:c="2"/></text:span><text:span text:style-name="T26">1500€ <text:s/>* 135 / 181 <text:s/>= 1118,78 </text:span></text:p>
      <text:p text:style-name="P32"><text:span text:style-name="T19"/></text:p>
      <text:p text:style-name="P32"><text:span text:style-name="T19"><text:tab/><text:tab/> 1500€ <text:s/>* 135 / 365 <text:s/>= <text:s/>554,79</text:span></text:p>
      <text:p text:style-name="P4"/>
      <text:p text:style-name="P4"/>
      <text:p text:style-name="P4"/>
      <text:p text:style-name="P4">11. Explica com s’ha de fer un acomiadament col·lectiu: Causes i procediment.</text:p>
      <text:p text:style-name="P3"/>
      <text:p text:style-name="P37">·Aquest acomiadament pot estar fonamentat en<text:span text:style-name="T4"> </text:span><text:span text:style-name="T22">causes</text:span><text:span text:style-name="T21"> </text:span><text:span text:style-name="T10">econ</text:span><text:span text:style-name="T11">ò</text:span><text:span text:style-name="T10">miques </text:span><text:span text:style-name="T12">, tècniques , organitzatives , de producció</text:span><text:span text:style-name="T10"> o per tancament de l'empresa</text:span>. Les <text:span text:style-name="T13">causes econ</text:span><text:span text:style-name="T14">ò</text:span><text:span text:style-name="T13">miques </text:span>concorren quan dels resultats de l'empresa es desprenga una situació econ<text:span text:style-name="T40">ò</text:span>mica negativa, com ara l'existència de pèrdues actuals o previstes. Les <text:span text:style-name="T13">causes tècniques </text:span>concorren quan es produïsquen canvis en l'àmbit dels mitjans o instruments de producció , les <text:span text:style-name="T13">causes organitzatives</text:span> quan es produïsquen canvis en l'àmbit dels sistemes i mètodes de treball del personal i per <text:span text:style-name="T40">ú</text:span>ltim les <text:span text:style-name="T13">causes de producció</text:span> quan es produïsquen canvis en la demanda dels productes o serveis que l'empresa pretén col·locar en el mercat.</text:p>
      <text:p text:style-name="P37"/>
      <text:p text:style-name="P37"/>
      <text:p text:style-name="P37"><text:soft-page-break/>·Els acomiadaments tenen la consideració de col<text:span text:style-name="T41">·</text:span>lectiu<text:span text:style-name="T41">s</text:span> quan, en un període de<text:span text:style-name="T10"> 90</text:span> dies, l'extinció afecta almenys a : <text:span text:style-name="T10">10</text:span> treballadors, en les empreses que ocupen menys de <text:span text:style-name="T10">100</text:span> treballadors. El <text:span text:style-name="T10">10%</text:span> de treballadors de l'empresa en les que ocupen entre <text:span text:style-name="T10">100 i 300 i 30</text:span> treballadors en les empreses que ocupen més de <text:span text:style-name="T10">300.</text:span> </text:p>
      <text:p text:style-name="P37"/>
      <text:p text:style-name="P12"><text:span text:style-name="T38">·Procediment :</text:span><text:span text:style-name="T39"> </text:span><text:span text:style-name="T34">- L'obertura d'un període de consultes mitjançant escrit dirigit als representants legals dels treballadors. Previ a la comunicació empresarial d'obertura del període de consultes, haurà de<text:line-break/>quedar constituïda la comissió representativa dels treballadors. En aquest cas l'empresa haurà de comunicar als treballadors o als seus representants la intenció d'iniciar el procediment</text:span> <text:span text:style-name="T34">d'acomiadament col</text:span><text:span text:style-name="T35">·</text:span><text:span text:style-name="T34">lectiu</text:span><text:span text:style-name="T35">s</text:span><text:span text:style-name="T34">.</text:span></text:p>
      <text:p text:style-name="P37"/>
      <text:p text:style-name="P37">- La comunicació simultània a l'Autoritat Laboral competent de l'obertura del període de consultes,<text:line-break/>amb còpia de l'escrit dirigit als representants dels treballadors. </text:p>
      <text:p text:style-name="P37"/>
      <text:p text:style-name="P37">- La comunicació a l'Autoritat Laboral del resultat de les consultes efectuades a la finalització<text:line-break/>d'aquest període. </text:p>
      <text:p text:style-name="P11"/>
      <text:p text:style-name="P13"/>
      <text:p text:style-name="P13"/>
      <text:p text:style-name="P3"/>
      <text:p text:style-name="P3"/>
      <text:p text:style-name="P3"/>
      <text:p text:style-name="P8"/>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3"/>
      <table:table table:name="Tabla1" table:style-name="Tabla1">
        <table:table-column table:style-name="Tabla1.A"/>
        <table:table-row table:style-name="Tabla1.1">
          <table:table-cell table:style-name="Tabla1.A1" office:value-type="string">
            <text:p text:style-name="P19">7. Com defineix el conveni col·lectiu l'assetjament sexual i l'assetjament moral (moobing). ?, Què mesures o principis es proposen per evitar-los? (Art. 56)</text:p>
            <text:p text:style-name="P19"/>
            <text:p text:style-name="P45"><text:span text:style-name="T8">L’assetjament sexual : </text:span><text:span text:style-name="T45">és </text:span><text:bookmark text:name="page89R_mcid0"/><text:span text:style-name="T47">la situació en la qual es produeix qualsevol comportament verbal, no verbal o físic no desitjat, d’índole sexual, amb el propòsit o l’efecte d’atemptar contra la dignitat d’una persona, especialment, quan es crea un entorn intimidatori, hostil, degradant, humiliant o ofensiu.</text:span></text:p>
            <text:p text:style-name="P45"><text:span text:style-name="T47"/></text:p>
            <text:p text:style-name="P46"><text:span text:style-name="T47">Per a combatre’l : denunciar en situacions conegudes, investigar sobre el cas i sancions, ajuda professional i la formació dels delegats en aquest tema.</text:span></text:p>
            <text:p text:style-name="P45"><text:span text:style-name="T47"/></text:p>
            <text:p text:style-name="P45"><text:span text:style-name="T49">L’assetjament moral (moobing) :</text:span><text:span text:style-name="T48"> és la </text:span><text:bookmark text:name="page86R_mcid0"/><text:span text:style-name="T47">Exposició a conductes de violència psicològica, dirigides de forma reiterada i prolongada en el temps, cap a una o més persones per part d'una altra que actuen davant d'una posició de poder. </text:span><text:bookmark text:name="page86R_mcid01"/><text:span text:style-name="T47">Aquesta exposició es dóna en el marc d'una relació l aboral i suposa un risc important per a la salut.</text:span></text:p>
            <text:p text:style-name="P47"/>
            <text:p text:style-name="P48"><text:span text:style-name="T43">Per a combatre’l :es pot sol·licitar empara a la direc</text:span><text:span text:style-name="T54">ció del centre de treball, sempre que siguen part imparcial en </text:span><text:span text:style-name="T55">l</text:span><text:span text:style-name="T54">a situació, </text:span><text:span text:style-name="T53">a</text:span><text:span text:style-name="T46">ls delegats i delegades de prevenció de riscos, que són els representants legals dels treballadors i treballadores; com que es tracta d’una situació de risc per a la salut, aquests seran els </text:span><text:span text:style-name="T53">interlocutors davant els comités i sol·licitaran <text:s/></text:span><text:span text:style-name="T46">l’actuació dels serveis de prevenció, </text:span><text:span text:style-name="T53">arreplegar informació sobre les situacions i buscar testimonis que puguen corroborar els fets.</text:span></text:p>
            <text:p text:style-name="P48"><text:span text:style-name="T53"/></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able:table-cell>
        </table:table-row>
      </table:table>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Times-Roman" svg:font-family="Times-Roman, 'Times New Roman'"/>
    <style:font-face style:name="sans-serif" svg:font-family="sans-serif"/>
    <style:font-face style:name="Cascadia Code" svg:font-family="'Cascadia Code'" style:font-family-generic="modern" style:font-pitch="fixed"/>
    <style:font-face style:name="Lohit Hindi" svg:font-family="'Lohit Hindi', 'MS Gothic'" style:font-pitch="variable"/>
    <style:font-face style:name="WenQuanYi Micro Hei" svg:font-family="'WenQuanYi Micro Hei'"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6pt" style:writing-mode="page"/>
      <style:text-properties style:use-window-font-color="true" style:font-name="Times New Roman" fo:font-size="12pt" fo:language="es" fo:country="ES"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Arial" fo:font-family="Arial" style:font-family-generic="swiss" style:font-pitch="variable" fo:font-size="12pt" fo:language="ca" fo:country="ES" style:font-name-asian="Times New Roman" style:font-family-asian="'Times New Roman'" style:font-family-generic-asian="roman" style:font-pitch-asian="variable" style:font-size-asian="12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Arial" style:font-family-generic="swiss" style:font-pitch="variable" fo:font-size="14pt" style:font-name-asian="WenQuanYi Micro Hei" style:font-family-asian="'WenQuanYi Micro Hei'" style:font-pitch-asian="variable" style:font-size-asian="14pt" style:font-name-complex="Lohit Hindi" style:font-family-complex="'Lohit Hindi', 'MS Gothic'" style:font-pitch-complex="variable" style:font-size-complex="14pt"/>
    </style:style>
    <style:style style:name="Text_20_body" style:display-name="Text body" style:family="paragraph" style:parent-style-name="Standard" style:class="text">
      <style:text-properties fo:font-size="11pt" style:font-size-asian="11pt" style:font-size-complex="11pt"/>
    </style:style>
    <style:style style:name="List" style:family="paragraph" style:parent-style-name="Text_20_body" style:class="list">
      <style:text-properties style:font-name-complex="Lohit Hindi" style:font-family-complex="'Lohit Hindi', 'MS Gothic'" style:font-pitch-complex="variable"/>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Lohit Hindi" style:font-family-complex="'Lohit Hindi', 'MS Gothic'"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MS Gothic'" style:font-pitch-complex="variable"/>
    </style:style>
    <style:style style:name="Heading_20_1" style:display-name="Heading 1" style:family="paragraph" style:parent-style-name="Standard" style:next-style-name="Standard" style:default-outline-level="1" style:class="text">
      <style:paragraph-properties fo:keep-with-next="always"/>
      <style:text-properties fo:font-size="10pt" fo:font-weight="bold" style:font-size-asian="10pt" style:font-weight-asian="bold" style:font-size-complex="11pt" style:font-weight-complex="bold"/>
    </style:style>
    <style:style style:name="Descripción" style:family="paragraph" style:parent-style-name="Standard">
      <style:paragraph-properties fo:margin-top="6.01pt" fo:margin-bottom="6.01pt" loext:contextual-spacing="false" text:number-lines="false" text:line-number="0"/>
      <style:text-properties fo:font-size="12pt" fo:font-style="italic" style:font-size-asian="12pt" style:font-style-asian="italic" style:font-name-complex="Lohit Hindi" style:font-family-complex="'Lohit Hindi', 'MS Gothic'" style:font-pitch-complex="variable" style:font-size-complex="12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Header" style:family="paragraph" style:parent-style-name="Standard" style:class="extra">
      <style:paragraph-properties>
        <style:tab-stops>
          <style:tab-stop style:position="212.6pt" style:type="center"/>
          <style:tab-stop style:position="425.2pt" style:type="right"/>
        </style:tab-stops>
      </style:paragraph-properties>
    </style:style>
    <style:style style:name="Footer" style:family="paragraph" style:parent-style-name="Standard" style:class="extra">
      <style:paragraph-properties>
        <style:tab-stops>
          <style:tab-stop style:position="212.6pt" style:type="center"/>
          <style:tab-stop style:position="425.2pt" style:type="right"/>
        </style:tab-stops>
      </style:paragraph-properties>
    </style:style>
    <style:style style:name="_5b_Ningún_20_estilo_20_de_20_párrafo_5d_" style:display-name="[Ningún estilo de párrafo]" style:family="paragraph">
      <style:paragraph-properties fo:line-height="120%" fo:orphans="0" fo:widows="0" fo:hyphenation-ladder-count="no-limit" style:text-autospace="none" style:vertical-align="middle" style:writing-mode="lr-tb"/>
      <style:text-properties fo:color="#000000" style:font-name="Times-Roman" fo:font-family="Times-Roman, 'Times New Roman'" fo:font-size="12pt" fo:language="es" fo:country="ES" style:font-name-asian="Cambria" style:font-family-asian="Cambria" style:font-family-generic-asian="roman" style:font-pitch-asian="variable" style:font-size-asian="12pt" style:language-asian="zh" style:country-asian="CN" style:font-name-complex="Times-Roman" style:font-family-complex="Times-Roman, 'Times New Roman'" style:font-size-complex="12pt" style:language-complex="ar" style:country-complex="SA" fo:hyphenate="false" fo:hyphenation-remain-char-count="2" fo:hyphenation-push-char-count="2" loext:hyphenation-no-caps="false"/>
    </style:style>
    <style:style style:name="Text_20_body_20_indent" style:display-name="Text body indent" style:family="paragraph" style:parent-style-name="Standard" style:class="text">
      <style:paragraph-properties fo:margin-left="14.2pt" fo:margin-right="0pt" fo:text-indent="0pt" style:auto-text-indent="false"/>
      <style:text-properties fo:font-size="14pt" style:font-size-asian="14pt" style:font-size-complex="11pt"/>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size="11pt" fo:font-weight="normal" style:font-size-asian="11pt" style:font-weight-asian="normal" style:font-size-complex="11pt" style:font-weight-complex="norma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size="11pt" style:font-size-asian="11pt" style:font-size-complex="11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1pt" fo:font-weight="normal" style:font-size-asian="11pt" style:font-weight-asian="normal" style:font-size-complex="11pt" style:font-weight-complex="normal"/>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size="11pt" style:font-size-asian="11pt" style:font-size-complex="11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Tipus_20_de_20_lletra_20_per_20_defecte_20_del_20_paràgraf" style:display-name="Tipus de lletra per defecte del paràgraf" style:family="text"/>
    <style:style style:name="Tipus_20_de_20_lletra_20_per_20_defecte_20_del_20_paràgraf1" style:display-name="Tipus de lletra per defecte del paràgraf1" style:family="text"/>
    <style:style style:name="Absatz-Standardschriftart" style:family="text"/>
    <style:style style:name="WW-Absatz-Standardschriftart" style:family="text"/>
    <style:style style:name="Fuente_20_de_20_párrafo_20_predeter." style:display-name="Fuente de párrafo predeter." style:family="text"/>
    <style:style style:name="Fuente_20_de_20_párrafo_20_predeter.1" style:display-name="Fuente de párrafo predeter.1" style:family="text"/>
    <style:style style:name="Peu_20_Car" style:display-name="Peu Car"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pt" svg:y="0pt"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pt" svg:y="0pt" style:wrap="none" style:vertical-pos="top" style:vertical-rel="paragraph" style:horizontal-pos="center" style:horizontal-rel="paragraph"/>
    </style:style>
    <style:style style:name="OLE" style:family="graphic">
      <style:graphic-properties text:anchor-type="paragraph" svg:x="0pt" svg:y="0pt"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21.6pt" fo:margin-left="21.6pt"/>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7.09pt" fo:margin-right="-28.74pt" fo:text-indent="0pt" style:auto-text-indent="false">
        <style:tab-stops/>
      </style:paragraph-properties>
      <style:text-properties fo:language="none" fo:country="none" style:language-asian="none" style:country-asian="none"/>
    </style:style>
    <style:style style:name="MP2" style:family="paragraph" style:parent-style-name="Standard">
      <style:paragraph-properties fo:text-align="end" style:justify-single-word="false">
        <style:tab-stops>
          <style:tab-stop style:position="42.55pt"/>
        </style:tab-stops>
      </style:paragraph-properties>
      <style:text-properties fo:font-size="10pt" fo:language="none" fo:country="none" style:font-size-asian="10pt" style:language-asian="none" style:country-asian="none"/>
    </style:style>
    <style:page-layout style:name="Mpm1">
      <style:page-layout-properties fo:page-width="595.3pt" fo:page-height="841.89pt" style:num-format="1" style:print-orientation="portrait" fo:margin-top="56.69pt" fo:margin-bottom="35.46pt" fo:margin-left="70.89pt" fo:margin-right="70.89pt" fo:background-color="#ffffff" style:writing-mode="lr-tb" style:layout-grid-color="#c0c0c0" style:layout-grid-lines="20" style:layout-grid-base-height="20.01pt" style:layout-grid-ruby-height="10.01pt" style:layout-grid-mode="none" style:layout-grid-ruby-below="false" style:layout-grid-print="false" style:layout-grid-display="false" style:layout-grid-base-width="20.01pt" style:layout-grid-snap-to="true" draw:fill="solid" draw:fill-color="#ffffff" draw:opacity="100%" style:footnote-max-height="0pt">
        <style:footnote-sep style:width="0.51pt" style:distance-before-sep="2.86pt" style:distance-after-sep="2.86pt" style:line-style="solid" style:adjustment="left" style:rel-width="25%" style:color="#000000"/>
      </style:page-layout-properties>
      <style:header-style>
        <style:header-footer-properties fo:min-height="56.69pt" fo:margin-left="0pt" fo:margin-right="0pt" fo:margin-bottom="53.89pt" style:dynamic-spacing="true"/>
      </style:header-style>
      <style:footer-style>
        <style:header-footer-properties fo:min-height="35.46pt" fo:margin-left="0pt" fo:margin-right="0pt" fo:margin-top="32.66pt" style:dynamic-spacing="true"/>
      </style:footer-style>
    </style:page-layout>
    <style:page-layout style:name="Mpm2">
      <style:page-layout-properties fo:page-width="595.3pt" fo:page-height="841.89pt" style:num-format="1" style:print-orientation="portrait" fo:margin-top="113.41pt" fo:margin-bottom="70.89pt" fo:margin-left="70.89pt" fo:margin-right="70.89pt" fo:background-color="#ffffff" style:writing-mode="lr-tb" style:layout-grid-color="#c0c0c0" style:layout-grid-lines="20" style:layout-grid-base-height="20.01pt" style:layout-grid-ruby-height="10.01pt" style:layout-grid-mode="none" style:layout-grid-ruby-below="false" style:layout-grid-print="false" style:layout-grid-display="false" style:layout-grid-base-width="20.01pt" style:layout-grid-snap-to="true" draw:fill="solid" draw:fill-color="#ffffff" draw:opacity="100%" style:footnote-max-height="0pt">
        <style:footnote-sep style:width="0.51pt" style:distance-before-sep="2.86pt" style:distance-after-sep="2.86pt" style:line-style="solid" style:adjustment="left" style:rel-width="25%" style:color="#000000"/>
      </style:page-layout-properties>
      <style:header-style>
        <style:header-footer-properties fo:min-height="0pt" fo:margin-left="0pt" fo:margin-right="0pt" fo:margin-bottom="0pt"/>
      </style:header-style>
      <style:footer-style>
        <style:header-footer-properties fo:min-height="0pt" fo:margin-left="0pt" fo:margin-right="0pt" fo:margin-top="0pt"/>
      </style:footer-style>
    </style:page-layout>
  </office:automatic-styles>
  <office:master-styles>
    <style:master-page style:name="Standard" style:page-layout-name="Mpm1">
      <style:header>
        <text:p text:style-name="MP1"><text:tab/><text:tab/><text:tab/><text:tab/><text:tab/><text:tab/><text:tab/><text:tab/><text:tab/><text:tab/> </text:p>
        <text:p text:style-name="Standard"/>
      </style:header>
      <style:footer>
        <text:p text:style-name="MP2"/>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Nom</dc:title>
    <meta:initial-creator>-</meta:initial-creator>
    <meta:creation-date>2018-03-16T11:46:00</meta:creation-date>
    <dc:date>2022-05-10T19:21:47.411921146</dc:date>
    <meta:print-date>2019-04-04T20:03:00</meta:print-date>
    <meta:editing-cycles>26</meta:editing-cycles>
    <meta:editing-duration>PT5H34M47S</meta:editing-duration>
    <meta:generator>LibreOffice/6.4.7.2$Linux_X86_64 LibreOffice_project/40$Build-2</meta:generator>
    <meta:document-statistic meta:table-count="1" meta:image-count="0" meta:object-count="0" meta:page-count="6" meta:paragraph-count="57" meta:word-count="1575" meta:character-count="9674" meta:non-whitespace-character-count="8100"/>
  </office:meta>
</office:document-meta>
</file>